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2000006388F952B3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3cm" svg:height="25.939cm" svg:x="7.129cm" svg:y="1cm">
          <draw:image xlink:href="Pictures/10000000000001C2000006388F952B3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"/>
    <meta:generator>LibreOffice/24.8.0.3$Linux_X86_64 LibreOffice_project/0bdf1299c94fe897b119f97f3c613e9dca6be583</meta:generator>
  </office:meta>
</office:document-meta>
</file>